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4A4A4A" style:font-name="Times New Roman" style:font-name-asian="Times New Roman" style:font-name-complex="Times New Roman" fo:font-weight="normal" style:font-weight-asian="normal" style:font-weight-complex="normal" style:font-family-generic="roman"/>
    </style:style>
    <style:style style:name="ce3" style:family="table-cell" style:parent-style-name="Default" style:data-style-name="N0">
      <style:text-properties fo:color="#000000" style:font-name="Verdana" style:font-name-asian="Verdana" style:font-name-complex="Verdana" fo:font-size="24pt" style:font-size-asian="24pt" style:font-size-complex="24pt"/>
    </style:style>
    <style:style style:name="ce4" style:family="table-cell" style:parent-style-name="Default" style:data-style-name="N0">
      <style:text-properties fo:color="#000000"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3.7306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customerNumber</text:p>
          </table:table-cell>
          <table:table-cell office:value-type="string" table:style-name="ce1">
            <text:p>customerName</text:p>
          </table:table-cell>
          <table:table-cell office:value-type="string" table:style-name="ce1">
            <text:p>contactLastName</text:p>
          </table:table-cell>
          <table:table-cell office:value-type="string" table:style-name="ce1">
            <text:p>contactFirstNam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addressLine1</text:p>
          </table:table-cell>
          <table:table-cell office:value-type="string" table:style-name="ce1">
            <text:p>addressLine2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ostalCod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salesRepEmployeeNumber</text:p>
          </table:table-cell>
          <table:table-cell office:value-type="string" table:style-name="ce1">
            <text:p>credLimit<text:s/>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Joseph</text:p>
          </table:table-cell>
          <table:table-cell office:value-type="string" table:style-name="ce2">
            <text:p>Jesse</text:p>
          </table:table-cell>
          <table:table-cell office:value-type="string" table:style-name="ce2">
            <text:p>Neal</text:p>
          </table:table-cell>
          <table:table-cell office:value-type="float" office:value="6094548" table:style-name="ce4">
            <text:p>6094548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174818464613" table:style-name="ce1">
            <text:p>1,74818E+11</text:p>
          </table:table-cell>
          <table:table-cell office:value-type="float" office:value="0.33027468696895823" table:style-name="ce1">
            <text:p>0,330274687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Andres</text:p>
          </table:table-cell>
          <table:table-cell office:value-type="string" table:style-name="ce2">
            <text:p>Chris</text:p>
          </table:table-cell>
          <table:table-cell office:value-type="string" table:style-name="ce2">
            <text:p>Bradford</text:p>
          </table:table-cell>
          <table:table-cell office:value-type="float" office:value="6749025" table:style-name="ce4">
            <text:p>6749025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340673285308" table:style-name="ce1">
            <text:p>3,40673E+11</text:p>
          </table:table-cell>
          <table:table-cell office:value-type="float" office:value="0.27353115783630277" table:style-name="ce1">
            <text:p>0,273531158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Carlton</text:p>
          </table:table-cell>
          <table:table-cell office:value-type="string" table:style-name="ce2">
            <text:p>Alton</text:p>
          </table:table-cell>
          <table:table-cell office:value-type="float" office:value="9392117" table:style-name="ce4">
            <text:p>9392117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557579799694" table:style-name="ce1">
            <text:p>5,5758E+11</text:p>
          </table:table-cell>
          <table:table-cell office:value-type="float" office:value="0.77021602469947725" table:style-name="ce1">
            <text:p>0,770216025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loyd</text:p>
          </table:table-cell>
          <table:table-cell office:value-type="string" table:style-name="ce2">
            <text:p>Doyle</text:p>
          </table:table-cell>
          <table:table-cell office:value-type="string" table:style-name="ce2">
            <text:p>Joe</text:p>
          </table:table-cell>
          <table:table-cell office:value-type="float" office:value="9719762" table:style-name="ce4">
            <text:p>9719762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57517527057" table:style-name="ce1">
            <text:p>57517527057</text:p>
          </table:table-cell>
          <table:table-cell office:value-type="float" office:value="0.40507947418656287" table:style-name="ce1">
            <text:p>0,405079474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Benny</text:p>
          </table:table-cell>
          <table:table-cell office:value-type="string" table:style-name="ce2">
            <text:p>Curtis</text:p>
          </table:table-cell>
          <table:table-cell office:value-type="string" table:style-name="ce2">
            <text:p>Jody</text:p>
          </table:table-cell>
          <table:table-cell office:value-type="float" office:value="6346392" table:style-name="ce4">
            <text:p>6346392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651663168549" table:style-name="ce1">
            <text:p>6,51663E+11</text:p>
          </table:table-cell>
          <table:table-cell office:value-type="float" office:value="0.60877379066303317" table:style-name="ce1">
            <text:p>0,608773791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Luis</text:p>
          </table:table-cell>
          <table:table-cell office:value-type="string" table:style-name="ce2">
            <text:p>Boyd</text:p>
          </table:table-cell>
          <table:table-cell office:value-type="string" table:style-name="ce2">
            <text:p>Abel</text:p>
          </table:table-cell>
          <table:table-cell office:value-type="float" office:value="2297206" table:style-name="ce4">
            <text:p>2297206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312318518362" table:style-name="ce1">
            <text:p>3,12319E+11</text:p>
          </table:table-cell>
          <table:table-cell office:value-type="float" office:value="0.20497101508324356" table:style-name="ce1">
            <text:p>0,204971015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Hugh</text:p>
          </table:table-cell>
          <table:table-cell office:value-type="string" table:style-name="ce2">
            <text:p>Jack</text:p>
          </table:table-cell>
          <table:table-cell office:value-type="string" table:style-name="ce2">
            <text:p>Merle</text:p>
          </table:table-cell>
          <table:table-cell office:value-type="float" office:value="7496486" table:style-name="ce4">
            <text:p>7496486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567155111954" table:style-name="ce1">
            <text:p>5,67155E+11</text:p>
          </table:table-cell>
          <table:table-cell office:value-type="float" office:value="0.28108997407560765" table:style-name="ce1">
            <text:p>0,281089974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Robin</text:p>
          </table:table-cell>
          <table:table-cell office:value-type="string" table:style-name="ce2">
            <text:p>Karl</text:p>
          </table:table-cell>
          <table:table-cell office:value-type="string" table:style-name="ce2">
            <text:p>Kent</text:p>
          </table:table-cell>
          <table:table-cell office:value-type="float" office:value="9077790" table:style-name="ce4">
            <text:p>9077790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155129658596" table:style-name="ce1">
            <text:p>1,5513E+11</text:p>
          </table:table-cell>
          <table:table-cell office:value-type="float" office:value="0.84238841879860205" table:style-name="ce1">
            <text:p>0,842388419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Kurt</text:p>
          </table:table-cell>
          <table:table-cell office:value-type="string" table:style-name="ce2">
            <text:p>Everett</text:p>
          </table:table-cell>
          <table:table-cell office:value-type="string" table:style-name="ce2">
            <text:p>Joey</text:p>
          </table:table-cell>
          <table:table-cell office:value-type="float" office:value="6287506" table:style-name="ce4">
            <text:p>6287506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54175237935" table:style-name="ce1">
            <text:p>54175237935</text:p>
          </table:table-cell>
          <table:table-cell office:value-type="float" office:value="0.77797135189962763" table:style-name="ce1">
            <text:p>0,777971352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oyle</text:p>
          </table:table-cell>
          <table:table-cell office:value-type="string" table:style-name="ce2">
            <text:p>Floyd</text:p>
          </table:table-cell>
          <table:table-cell office:value-type="string" table:style-name="ce2">
            <text:p>Cedric</text:p>
          </table:table-cell>
          <table:table-cell office:value-type="float" office:value="7030438" table:style-name="ce4">
            <text:p>7030438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885601368634" table:style-name="ce1">
            <text:p>8,85601E+11</text:p>
          </table:table-cell>
          <table:table-cell office:value-type="float" office:value="0.23452660744388498" table:style-name="ce1">
            <text:p>0,234526607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Ruben</text:p>
          </table:table-cell>
          <table:table-cell office:value-type="string" table:style-name="ce2">
            <text:p>Domingo</text:p>
          </table:table-cell>
          <table:table-cell office:value-type="string" table:style-name="ce2">
            <text:p>Kim</text:p>
          </table:table-cell>
          <table:table-cell office:value-type="float" office:value="9499535" table:style-name="ce4">
            <text:p>9499535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293859001389" table:style-name="ce1">
            <text:p>2,93859E+11</text:p>
          </table:table-cell>
          <table:table-cell office:value-type="float" office:value="0.78778453656669234" table:style-name="ce1">
            <text:p>0,787784537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elbert</text:p>
          </table:table-cell>
          <table:table-cell office:value-type="string" table:style-name="ce2">
            <text:p>Dwayne</text:p>
          </table:table-cell>
          <table:table-cell office:value-type="string" table:style-name="ce2">
            <text:p>Ellis</text:p>
          </table:table-cell>
          <table:table-cell office:value-type="float" office:value="8367846" table:style-name="ce4">
            <text:p>8367846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122795328850" table:style-name="ce1">
            <text:p>1,22795E+11</text:p>
          </table:table-cell>
          <table:table-cell office:value-type="float" office:value="0.29576709962620307" table:style-name="ce1">
            <text:p>0,2957671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atthew</text:p>
          </table:table-cell>
          <table:table-cell office:value-type="string" table:style-name="ce2">
            <text:p>Terence</text:p>
          </table:table-cell>
          <table:table-cell office:value-type="string" table:style-name="ce2">
            <text:p>Jaime</text:p>
          </table:table-cell>
          <table:table-cell office:value-type="float" office:value="7543527" table:style-name="ce4">
            <text:p>7543527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150695301177" table:style-name="ce1">
            <text:p>1,50695E+11</text:p>
          </table:table-cell>
          <table:table-cell office:value-type="float" office:value="0.41614110373913538" table:style-name="ce1">
            <text:p>0,416141104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Emmett</text:p>
          </table:table-cell>
          <table:table-cell office:value-type="string" table:style-name="ce2">
            <text:p>Tommy</text:p>
          </table:table-cell>
          <table:table-cell office:value-type="string" table:style-name="ce2">
            <text:p>Danny</text:p>
          </table:table-cell>
          <table:table-cell office:value-type="float" office:value="6458112" table:style-name="ce4">
            <text:p>6458112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663067413831" table:style-name="ce1">
            <text:p>6,63067E+11</text:p>
          </table:table-cell>
          <table:table-cell office:value-type="float" office:value="0.20551444614569514" table:style-name="ce1">
            <text:p>0,205514446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Tom</text:p>
          </table:table-cell>
          <table:table-cell office:value-type="string" table:style-name="ce2">
            <text:p>Johnny</text:p>
          </table:table-cell>
          <table:table-cell office:value-type="string" table:style-name="ce2">
            <text:p>Todd</text:p>
          </table:table-cell>
          <table:table-cell office:value-type="float" office:value="5270772" table:style-name="ce4">
            <text:p>5270772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71709696699" table:style-name="ce1">
            <text:p>71709696699</text:p>
          </table:table-cell>
          <table:table-cell office:value-type="float" office:value="0.80564585581506221" table:style-name="ce1">
            <text:p>0,805645856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Ellis</text:p>
          </table:table-cell>
          <table:table-cell office:value-type="string" table:style-name="ce2">
            <text:p>Nicolas</text:p>
          </table:table-cell>
          <table:table-cell office:value-type="string" table:style-name="ce2">
            <text:p>Toby</text:p>
          </table:table-cell>
          <table:table-cell office:value-type="float" office:value="1405052" table:style-name="ce4">
            <text:p>1405052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36779042041" table:style-name="ce1">
            <text:p>36779042041</text:p>
          </table:table-cell>
          <table:table-cell office:value-type="float" office:value="0.57621113235183363" table:style-name="ce1">
            <text:p>0,576211132</text:p>
          </table:table-cell>
          <table:table-cell table:number-columns-repeated="16371"/>
        </table:table-row>
        <table:table-row table:number-rows-repeated="4" table:style-name="ro2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meta:initial-creator>Microsoft Office User</meta:initial-creator>
    <dc:creator>Microsoft Office User</dc:creator>
    <meta:creation-date>2023-01-05T16:15:28Z</meta:creation-date>
    <dc:date>2023-01-05T16:43:22Z</dc:date>
  </office:meta>
</office:document-meta>
</file>